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9cm" style:rel-column-width="10757*"/>
    </style:style>
    <style:style style:name="Tabela1.B" style:family="table-column">
      <style:table-column-properties style:column-width="14.21cm" style:rel-column-width="54778*"/>
    </style:style>
    <style:style style:name="Tabela1.A1" style:family="table-cell">
      <style:table-cell-properties fo:background-color="#f79448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79448" fo:padding="0.199cm" fo:border="0.05pt solid #000000">
        <style:background-image/>
      </style:table-cell-properties>
    </style:style>
    <style:style style:name="Tabela1.A2" style:family="table-cell">
      <style:table-cell-properties style:vertical-align=""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8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0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1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2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3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3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4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4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5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5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6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6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7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7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8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8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9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9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20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20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11d209" officeooo:paragraph-rsid="0011d209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356d29" officeooo:paragraph-rsid="00356d29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133724" officeooo:paragraph-rsid="002ebf1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133724" style:font-size-asian="11pt" style:font-weight-asian="bold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1d209" officeooo:paragraph-rsid="0011d209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fo:color="#1c1c1c" style:font-name="Arial" fo:font-size="11pt" style:font-size-asian="11pt" style:font-size-complex="11pt"/>
    </style:style>
    <style:style style:name="P7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paragraph-rsid="0011d209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paragraph-rsid="00125909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33724" officeooo:paragraph-rsid="00133724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6e308" officeooo:paragraph-rsid="00125909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fo:color="#1c1c1c" style:font-name="Arial" fo:font-size="11pt" fo:font-style="normal" style:text-underline-style="none" fo:font-weight="bold" officeooo:rsid="00089770" officeooo:paragraph-rsid="001a812e" style:font-name-asian="Microsoft YaHei" style:font-size-asian="11pt" style:font-style-asian="normal" style:font-weight-asian="bold" style:font-name-complex="Arial1" style:font-size-complex="11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125909" officeooo:paragraph-rsid="0030d9db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339120" officeooo:paragraph-rsid="00339120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356d29" officeooo:paragraph-rsid="00356d29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46cd0a" officeooo:paragraph-rsid="0046cd0a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officeooo:rsid="0056e0cf" officeooo:paragraph-rsid="0056e0cf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officeooo:rsid="00586886" officeooo:paragraph-rsid="00586886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356d29" officeooo:paragraph-rsid="00356d29" style:font-size-asian="11pt" style:font-size-complex="11pt"/>
    </style:style>
    <style:style style:name="P19" style:family="paragraph" style:parent-style-name="Table_20_Contents">
      <style:paragraph-properties fo:line-height="115%" fo:text-align="start" style:justify-single-word="false"/>
      <style:text-properties style:font-name="Arial" fo:font-size="11pt" officeooo:rsid="00356d29" officeooo:paragraph-rsid="00356d29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46cd0a" officeooo:paragraph-rsid="0046cd0a" style:font-size-asian="11pt" style:font-size-complex="11pt"/>
    </style:style>
    <style:style style:name="P21" style:family="paragraph" style:parent-style-name="Table_20_Contents">
      <style:paragraph-properties fo:line-height="115%" fo:text-align="justify" style:justify-single-word="false"/>
      <style:text-properties style:font-name="Arial" fo:font-size="11pt" officeooo:rsid="0056e0cf" officeooo:paragraph-rsid="0056e0cf" style:font-size-asian="11pt" style:font-size-complex="11pt"/>
    </style:style>
    <style:style style:name="P22" style:family="paragraph" style:parent-style-name="Table_20_Contents">
      <style:paragraph-properties fo:line-height="115%" fo:text-align="justify" style:justify-single-word="false"/>
      <style:text-properties style:font-name="Arial" fo:font-size="11pt" officeooo:rsid="00586886" officeooo:paragraph-rsid="00586886" style:font-size-asian="11pt" style:font-size-complex="11pt"/>
    </style:style>
    <style:style style:name="P23" style:family="paragraph" style:parent-style-name="Table_20_Contents">
      <style:paragraph-properties fo:line-height="115%" fo:text-align="start" style:justify-single-word="false"/>
      <style:text-properties style:font-name="Arial" fo:font-size="11pt" fo:font-weight="bold" officeooo:rsid="00356d29" officeooo:paragraph-rsid="00356d2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15%" fo:text-align="justify" style:justify-single-word="false"/>
      <style:text-properties style:font-name="Arial" fo:font-size="11pt" fo:font-weight="bold" officeooo:rsid="00586886" officeooo:paragraph-rsid="00586886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Arial" fo:font-size="11pt" fo:font-weight="bold" officeooo:rsid="00356d29" officeooo:paragraph-rsid="00356d2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1pt" fo:font-weight="bold" officeooo:rsid="00356d29" officeooo:paragraph-rsid="0056e0cf" style:font-size-asian="11pt" style:font-weight-asian="bold" style:font-size-complex="11pt" style:font-weight-complex="bold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6530d" officeooo:paragraph-rsid="0016530d" style:font-size-asian="11pt" style:font-size-complex="11pt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9425c" officeooo:paragraph-rsid="0019425c" style:font-size-asian="11pt" style:font-size-complex="11pt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b35e1" officeooo:paragraph-rsid="001b35e1" style:font-size-asian="11pt" style:font-size-complex="11pt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bf1bd" officeooo:paragraph-rsid="001bf1bd" style:font-size-asian="11pt" style:font-size-complex="11pt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4d45f0" officeooo:paragraph-rsid="004d45f0" style:font-size-asian="11pt" style:font-size-complex="11pt"/>
    </style:style>
    <style:style style:name="P32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4a9e6e" officeooo:paragraph-rsid="004a9e6e" style:font-size-asian="11pt" style:font-size-complex="11pt"/>
    </style:style>
    <style:style style:name="P33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4fd757" officeooo:paragraph-rsid="004fd757" style:font-size-asian="11pt" style:font-size-complex="11pt"/>
    </style:style>
    <style:style style:name="P34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554c18" officeooo:paragraph-rsid="00554c18" style:font-size-asian="11pt" style:font-size-complex="11pt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fo:font-weight="normal" officeooo:rsid="00458d2a" officeooo:paragraph-rsid="00458d2a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fo:font-weight="normal" officeooo:rsid="00554c18" officeooo:paragraph-rsid="00554c18" style:font-size-asian="11pt" style:font-weight-asian="normal" style:font-size-complex="11pt" style:font-weight-complex="normal"/>
    </style:style>
    <style:style style:name="P37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normal" officeooo:rsid="004bc074" officeooo:paragraph-rsid="004bc074" style:font-size-asian="11pt" style:font-weight-asian="normal" style:font-size-complex="11pt" style:font-weight-complex="normal"/>
    </style:style>
    <style:style style:name="P38" style:family="paragraph" style:parent-style-name="Standard" style:list-style-name="L5">
      <style:paragraph-properties fo:line-height="150%" fo:text-align="justify" style:justify-single-word="false"/>
      <style:text-properties fo:color="#1c1c1c" style:font-name="Arial" fo:font-size="11pt" fo:font-weight="normal" officeooo:rsid="002cdb16" officeooo:paragraph-rsid="002ebf1d" style:font-size-asian="11pt" style:font-weight-asian="normal" style:font-size-complex="11pt" style:font-weight-complex="normal"/>
    </style:style>
    <style:style style:name="P39" style:family="paragraph" style:parent-style-name="Standard" style:list-style-name="L5">
      <style:paragraph-properties fo:line-height="150%" fo:text-align="justify" style:justify-single-word="false"/>
      <style:text-properties fo:color="#1c1c1c" style:font-name="Arial" fo:font-size="11pt" fo:font-weight="normal" officeooo:rsid="002cdb16" officeooo:paragraph-rsid="00599b9a" style:font-size-asian="11pt" style:font-weight-asian="normal" style:font-size-complex="11pt" style:font-weight-complex="normal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48a17f" officeooo:paragraph-rsid="0048a17f" style:font-size-asian="11pt" style:font-size-complex="11pt"/>
    </style:style>
    <style:style style:name="P41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48c80d" officeooo:paragraph-rsid="004a9e6e" style:font-size-asian="11pt" style:font-size-complex="11pt"/>
    </style:style>
    <style:style style:name="P42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48c80d" officeooo:paragraph-rsid="004bc074" style:font-size-asian="11pt" style:font-size-complex="11pt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4a9e6e" officeooo:paragraph-rsid="004a9e6e" style:font-size-asian="11pt" style:font-size-complex="11pt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4a9e6e" officeooo:paragraph-rsid="004bc074" style:font-size-asian="11pt" style:font-size-complex="11pt"/>
    </style:style>
    <style:style style:name="P45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49a647" officeooo:paragraph-rsid="0049a647" style:font-size-asian="11pt" style:font-size-complex="11pt"/>
    </style:style>
    <style:style style:name="P46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4bc074" officeooo:paragraph-rsid="004bc074" style:font-size-asian="11pt" style:font-size-complex="11pt"/>
    </style:style>
    <style:style style:name="P47" style:family="paragraph" style:parent-style-name="Standard" style:list-style-name="L4">
      <style:paragraph-properties fo:line-height="150%" fo:text-align="justify" style:justify-single-word="false"/>
      <style:text-properties fo:color="#1c1c1c" fo:font-size="11pt" officeooo:rsid="004bc074" officeooo:paragraph-rsid="004bc074" style:font-size-asian="11pt" style:font-size-complex="11pt"/>
    </style:style>
    <style:style style:name="P48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4e1678" officeooo:paragraph-rsid="004e1678" style:font-size-asian="11pt" style:font-size-complex="11pt"/>
    </style:style>
    <style:style style:name="P49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4fd757" officeooo:paragraph-rsid="004fd757" style:font-size-asian="11pt" style:font-size-complex="11pt"/>
    </style:style>
    <style:style style:name="P50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554c18" officeooo:paragraph-rsid="00554c18" style:font-size-asian="11pt" style:font-size-complex="11pt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fo:font-weight="normal" officeooo:rsid="0049a647" officeooo:paragraph-rsid="0049a647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officeooo:rsid="001dc155"/>
    </style:style>
    <style:style style:name="T4" style:family="text">
      <style:text-properties style:font-name="Arial" officeooo:rsid="0048c80d"/>
    </style:style>
    <style:style style:name="T5" style:family="text">
      <style:text-properties style:font-name="Arial" officeooo:rsid="0049a647"/>
    </style:style>
    <style:style style:name="T6" style:family="text">
      <style:text-properties style:font-name="Arial" officeooo:rsid="004a9e6e"/>
    </style:style>
    <style:style style:name="T7" style:family="text">
      <style:text-properties style:font-name="Arial" officeooo:rsid="004b62df"/>
    </style:style>
    <style:style style:name="T8" style:family="text">
      <style:text-properties style:font-name="Arial" officeooo:rsid="004bc074"/>
    </style:style>
    <style:style style:name="T9" style:family="text">
      <style:text-properties style:font-name="Arial" officeooo:rsid="004d45f0"/>
    </style:style>
    <style:style style:name="T10" style:family="text">
      <style:text-properties style:font-name="Arial" officeooo:rsid="004e1678"/>
    </style:style>
    <style:style style:name="T11" style:family="text">
      <style:text-properties style:font-name="Arial" officeooo:rsid="004fd757"/>
    </style:style>
    <style:style style:name="T12" style:family="text">
      <style:text-properties style:font-name="Arial" officeooo:rsid="00512a82"/>
    </style:style>
    <style:style style:name="T13" style:family="text">
      <style:text-properties style:font-name="Arial" officeooo:rsid="0051d0a2"/>
    </style:style>
    <style:style style:name="T14" style:family="text">
      <style:text-properties style:font-name="Arial" officeooo:rsid="0056e0cf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officeooo:rsid="0011d209" style:font-weight-asian="bold" style:font-weight-complex="bold"/>
    </style:style>
    <style:style style:name="T17" style:family="text">
      <style:text-properties fo:font-weight="bold" officeooo:rsid="0011d209" style:font-weight-asian="bold"/>
    </style:style>
    <style:style style:name="T18" style:family="text">
      <style:text-properties fo:font-weight="bold" officeooo:rsid="00133724" style:font-weight-asian="bold"/>
    </style:style>
    <style:style style:name="T19" style:family="text">
      <style:text-properties fo:font-weight="bold" officeooo:rsid="0014eac5" style:font-weight-asian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adb86" style:font-weight-asian="normal" style:font-weight-complex="normal"/>
    </style:style>
    <style:style style:name="T22" style:family="text">
      <style:text-properties fo:font-weight="normal" officeooo:rsid="0016530d" style:font-weight-asian="normal" style:font-weight-complex="normal"/>
    </style:style>
    <style:style style:name="T23" style:family="text">
      <style:text-properties fo:font-weight="normal" officeooo:rsid="0016e308" style:font-weight-asian="normal" style:font-weight-complex="normal"/>
    </style:style>
    <style:style style:name="T24" style:family="text">
      <style:text-properties fo:font-weight="normal" officeooo:rsid="001a812e" style:font-weight-asian="normal" style:font-weight-complex="normal"/>
    </style:style>
    <style:style style:name="T25" style:family="text">
      <style:text-properties fo:font-weight="normal" officeooo:rsid="0017b775" style:font-weight-asian="normal" style:font-weight-complex="normal"/>
    </style:style>
    <style:style style:name="T26" style:family="text">
      <style:text-properties fo:font-weight="normal" officeooo:rsid="0019425c" style:font-weight-asian="normal" style:font-weight-complex="normal"/>
    </style:style>
    <style:style style:name="T27" style:family="text">
      <style:text-properties fo:font-weight="normal" officeooo:rsid="00206950" style:font-weight-asian="normal" style:font-weight-complex="normal"/>
    </style:style>
    <style:style style:name="T28" style:family="text">
      <style:text-properties fo:font-weight="normal" officeooo:rsid="001bf1bd" style:font-weight-asian="normal" style:font-weight-complex="normal"/>
    </style:style>
    <style:style style:name="T29" style:family="text">
      <style:text-properties fo:font-weight="normal" officeooo:rsid="001c7132" style:font-weight-asian="normal" style:font-weight-complex="normal"/>
    </style:style>
    <style:style style:name="T30" style:family="text">
      <style:text-properties fo:font-weight="normal" officeooo:rsid="003b405e" style:font-weight-asian="normal" style:font-weight-complex="normal"/>
    </style:style>
    <style:style style:name="T31" style:family="text">
      <style:text-properties fo:font-weight="normal" officeooo:rsid="00404ebe" style:font-weight-asian="normal" style:font-weight-complex="normal"/>
    </style:style>
    <style:style style:name="T32" style:family="text">
      <style:text-properties fo:font-weight="normal" officeooo:rsid="00458d2a" style:font-weight-asian="normal" style:font-weight-complex="normal"/>
    </style:style>
    <style:style style:name="T33" style:family="text">
      <style:text-properties fo:font-weight="normal" officeooo:rsid="00554c18" style:font-weight-asian="normal" style:font-weight-complex="normal"/>
    </style:style>
    <style:style style:name="T34" style:family="text">
      <style:text-properties officeooo:rsid="00125909"/>
    </style:style>
    <style:style style:name="T35" style:family="text">
      <style:text-properties officeooo:rsid="003ec094"/>
    </style:style>
    <style:style style:name="T36" style:family="text">
      <style:text-properties officeooo:rsid="0040c0ae"/>
    </style:style>
    <style:style style:name="T37" style:family="text">
      <style:text-properties officeooo:rsid="00429227"/>
    </style:style>
    <style:style style:name="T38" style:family="text">
      <style:text-properties officeooo:rsid="0046cd0a"/>
    </style:style>
    <style:style style:name="T39" style:family="text">
      <style:text-properties fo:color="#1c1c1c" style:font-name="Arial" fo:font-size="11pt" style:font-size-asian="11pt" style:font-size-complex="11pt"/>
    </style:style>
    <style:style style:name="T40" style:family="text">
      <style:text-properties fo:color="#1c1c1c" style:font-name="Arial" fo:font-size="11pt" officeooo:rsid="004a9e6e" style:font-size-asian="11pt" style:font-size-complex="11pt"/>
    </style:style>
    <style:style style:name="T41" style:family="text">
      <style:text-properties fo:color="#1c1c1c" style:font-name="Arial" fo:font-size="11pt" officeooo:rsid="004bc074" style:font-size-asian="11pt" style:font-size-complex="11pt"/>
    </style:style>
    <style:style style:name="T42" style:family="text">
      <style:text-properties officeooo:rsid="0056e0cf"/>
    </style:style>
    <style:style style:name="T43" style:family="text">
      <style:text-properties officeooo:rsid="00586886"/>
    </style:style>
    <style:style style:name="T44" style:family="text">
      <style:text-properties officeooo:rsid="002c127b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PROJETO 00<text:span text:style-name="T35">2 – CALCULADORA</text:span></text:p>
      <text:p text:style-name="P5"/>
      <text:p text:style-name="P7"><text:span text:style-name="T16">1.</text:span><text:span text:style-name="T15"> Descrição</text:span><text:tab/></text:p>
      <text:p text:style-name="P11"><text:tab/><text:span text:style-name="T21">Um</text:span><text:span text:style-name="T31">a calculadora que permite ao usuário executar cálculos de aritmética simples através de um teclado visual.</text:span></text:p>
      <text:p text:style-name="P6"/>
      <text:p text:style-name="P6"><text:span text:style-name="T17">2. </text:span><text:span text:style-name="T15">Aparência</text:span></text:p>
      <text:p text:style-name="P10"><text:tab/><text:span text:style-name="T36">A interface visual da calculadora consiste em um fundo retangular com bordas arredondadas, com um teclado de números e símbolos de aritmética e uma tela que exibe os comandos de entrada e os dados de saída. Os botões têm coloração e espaço específicos para números, símbolos, sinal de igual (=) e comandos especiais (como limpar a tela). A funcionalidade de cada botão deve ser representada explicitamente por um caractere reconhecível.</text:span></text:p>
      <text:p text:style-name="P10"><text:tab/><text:span text:style-name="T37">A tela de comando tem um fundo colorido e uma fonte monospace, com um limite de 24 caracteres que consegue exibir. Conforme o usuário pressiona os botões, a tela de comando deve exibir o que foi digitado recentemente e, caso exista, a fórmula que resultou em tal valor no canto superior, em caracteres menores. </text:span></text:p>
      <text:p text:style-name="P10"><text:tab/>(Mobile) O fundo retangular ocupa a tela inteira do dispositivo e a tela de comando só exibirá até 16 caracteres.</text:p>
      <text:p text:style-name="P8"/>
      <text:p text:style-name="P9"><text:span text:style-name="T18">3. </text:span><text:span text:style-name="T19">Componentes</text:span></text:p>
      <text:p text:style-name="P6"><text:span text:style-name="T18"><text:tab/></text:span><text:span text:style-name="T32">A calculadora</text:span><text:span text:style-name="T22"> contém 5 </text:span><text:span text:style-name="T23">componentes: 1 componente visua</text:span><text:span text:style-name="T30">l,</text:span><text:span text:style-name="T23"> </text:span><text:span text:style-name="T33">5</text:span><text:span text:style-name="T32">+</text:span><text:span text:style-name="T23"> componentes interativos </text:span><text:span text:style-name="T24">e 1 componente de saída</text:span><text:span text:style-name="T23">.</text:span></text:p>
      <text:list xml:id="list4088436366" text:style-name="L1">
        <text:list-item>
          <text:p text:style-name="P27"><text:span text:style-name="T25">Fundo </text:span><text:span text:style-name="T32">retangula</text:span><text:span text:style-name="T25">r</text:span><text:span text:style-name="T20">:</text:span><text:span text:style-name="T23"> componente visual que </text:span><text:span text:style-name="T26">engloba os outros componentes;</text:span></text:p>
        </text:list-item>
        <text:list-item>
          <text:p text:style-name="P28"><text:span text:style-name="T32">Tela de comando</text:span><text:span text:style-name="T20">: componente </text:span><text:span text:style-name="T24">de saída</text:span><text:span text:style-name="T20"> </text:span><text:span text:style-name="T24">que mostra </text:span><text:span text:style-name="T32">os comandos do usuário e os dados de saída</text:span><text:span text:style-name="T24">;</text:span></text:p>
        </text:list-item>
        <text:list-item>
          <text:p text:style-name="P29"><text:span text:style-name="T32">Botões numéricos</text:span><text:span text:style-name="T20">: componente</text:span><text:span text:style-name="T32">s</text:span><text:span text:style-name="T20"> interativo</text:span><text:span text:style-name="T32">s</text:span><text:span text:style-name="T20"> </text:span><text:span text:style-name="T28">que </text:span><text:span text:style-name="T32">dão entrada de 0 a 9 para a calculadora</text:span><text:span text:style-name="T28">;</text:span></text:p>
        </text:list-item>
        <text:list-item>
          <text:p text:style-name="P30"><text:span text:style-name="T20">Botão </text:span><text:span text:style-name="T27">de</text:span><text:span text:style-name="T20"> </text:span><text:span text:style-name="T32">fração</text:span><text:span text:style-name="T20">: componente interativo que </text:span><text:span text:style-name="T32">dá entrada para o símbolo de fração para a calculadora e transforma o número digitado em fração</text:span><text:span text:style-name="T20">;</text:span></text:p>
        </text:list-item>
        <text:list-item>
          <text:p text:style-name="P30"><text:span text:style-name="T29">Botão </text:span><text:span text:style-name="T27">de</text:span><text:span text:style-name="T29"> </text:span><text:span text:style-name="T27">zera</text:span><text:span text:style-name="T29">r: componente interativo que </text:span><text:span text:style-name="T32">limpa a tela de comando</text:span><text:span text:style-name="T29">;</text:span></text:p>
        </text:list-item>
        <text:list-item>
          <text:p text:style-name="P35">Botões de cálculo: componentes interativos que dão entrada de símbolos aritméticos para a calculadora (soma, subtração, multiplicação, divisão e equação);</text:p>
        </text:list-item>
        <text:list-item>
          <text:p text:style-name="P36">Botão de correção: componente interativo que apaga o último valor de entrada.</text:p>
        </text:list-item>
      </text:list>
      <text:p text:style-name="P4"/>
      <text:p text:style-name="P6"><text:span text:style-name="T18">4</text:span><text:span text:style-name="T15">. Funcionalidades</text:span><text:span text:style-name="T15"><text:text-input text:description=""/></text:span></text:p>
      <text:list xml:id="list2558936790" text:style-name="L2">
        <text:list-item>
          <text:p text:style-name="P40"><text:span text:style-name="T3">C</text:span><text:span text:style-name="T1">ada botão </text:span><text:span text:style-name="T6">numérico</text:span><text:span text:style-name="T1"> </text:span><text:span text:style-name="T6">e o botão de fração </text:span><text:span text:style-name="T1">deve enviar dados de entrada para o sistema processar;</text:span></text:p>
        </text:list-item>
        <text:list-item>
          <text:p text:style-name="P41"><text:span text:style-name="T1">Os dados de entrada são armazenados em </text:span><text:span text:style-name="T6">duas </text:span><text:span text:style-name="T1">variáve</text:span><text:span text:style-name="T6">is: [formula] e [atual]</text:span><text:span text:style-name="T1">;</text:span></text:p>
        </text:list-item>
        <text:list-item>
          <text:p text:style-name="P31">O último valor de entrada fica separado em uma variável [ultimoValor];</text:p>
        </text:list-item>
        <text:list-item>
          <text:p text:style-name="P32"><text:soft-page-break/>A tela de comando deve exibir os valores de [atual] e [formula];</text:p>
        </text:list-item>
        <text:list-item>
          <text:p text:style-name="P32">[atual] deve conter o valor que está sendo inserido atualmente;</text:p>
        </text:list-item>
        <text:list-item>
          <text:p text:style-name="P43"><text:span text:style-name="T1">[formula] deve conter uma fórmula válida (com o símbolo aritmético)</text:span><text:span text:style-name="T4">;</text:span></text:p>
        </text:list-item>
        <text:list-item>
          <text:p text:style-name="P42"><text:span text:style-name="T1">A cada vez que um botão </text:span><text:span text:style-name="T6">de número</text:span><text:span text:style-name="T1"> é pressionado, a tela de comando </text:span><text:span text:style-name="T5">deve ser atualizada </text:span><text:span text:style-name="T6">com o valor de [atual]</text:span><text:span text:style-name="T5">;</text:span></text:p>
        </text:list-item>
        <text:list-item>
          <text:p text:style-name="P44"><text:span text:style-name="T5">Cada botão de cálculo deve apagar o valor de [atual] e atualizar [formula], </text:span><text:span text:style-name="T7">incluindo</text:span><text:span text:style-name="T5"> na tela de comando;</text:span></text:p>
        </text:list-item>
        <text:list-item>
          <text:p text:style-name="P45"><text:span text:style-name="T1">Quando um botão de </text:span><text:span text:style-name="T6">cálculo</text:span><text:span text:style-name="T1"> for pressionado, deve haver </text:span><text:span text:style-name="T8">2</text:span><text:span text:style-name="T1"> resultados possív</text:span><text:span text:style-name="T2">eis:</text:span></text:p>
        </text:list-item>
      </text:list>
      <text:list xml:id="list3260110535" text:style-name="L3">
        <text:list-item>
          <text:p text:style-name="P51"><text:span text:style-name="T39">Se</text:span><text:span text:style-name="T40"> [atual] estiver vazio, </text:span><text:span text:style-name="T41">nada acontece;</text:span></text:p>
        </text:list-item>
        <text:list-item>
          <text:p text:style-name="P37">Se [atual] não estiver vazio, registrar o símbolo em [formula] e esperar o próximo valor;</text:p>
        </text:list-item>
      </text:list>
      <text:list xml:id="list182524412833962" text:continue-list="list2558936790" text:style-name="L2">
        <text:list-item>
          <text:p text:style-name="P46"><text:span text:style-name="T1">Quando o botão de equação for pressionado, deve haver </text:span><text:span text:style-name="T9">3</text:span><text:span text:style-name="T1"> resultados possíveis:</text:span></text:p>
        </text:list-item>
      </text:list>
      <text:list xml:id="list523245055" text:style-name="L4">
        <text:list-item>
          <text:p text:style-name="P47"><text:span text:style-name="T1">Se [formula] conter uma fórmula matemática com 2 valores numéricos e </text:span><text:span text:style-name="T9">[ultimoValor] não for igual (=)</text:span><text:span text:style-name="T1">, realizar o cálculo normalmente;</text:span></text:p>
        </text:list-item>
        <text:list-item>
          <text:p text:style-name="P47"><text:span text:style-name="T1">Se [formula] </text:span><text:span text:style-name="T9">conter uma fórmula matemática com 2 valores numéricos e [ultimoValor] for igual (=), repetir o cálculo</text:span><text:span text:style-name="T10"> com o último símbolo</text:span><text:span text:style-name="T9"> </text:span><text:span text:style-name="T10">aritmético e último valor numérico (ex: 2 + 1 = 3, 3 + 1 = 4);</text:span></text:p>
        </text:list-item>
      </text:list>
      <text:list xml:id="list182525352556050" text:continue-list="list182524412833962" text:style-name="L2">
        <text:list-item>
          <text:p text:style-name="P48"><text:span text:style-name="T1">Se o cálculo produzir um resultado inválido, </text:span><text:span text:style-name="T11">mostrar uma mensagem de erro na tela de comando;</text:span></text:p>
        </text:list-item>
        <text:list-item>
          <text:p text:style-name="P33">Quando o botão de zerar for pressionado, limpar todas as variáveis e a tela de comando;</text:p>
        </text:list-item>
        <text:list-item>
          <text:p text:style-name="P49"><text:span text:style-name="T1">Quando o valor resultante de um cálculo conter mais caracteres do que é permitido </text:span><text:span text:style-name="T12">pel</text:span><text:span text:style-name="T1">a tela de comando, mostrar até o último caractere permitido e exibir um símbolo para ilustrar que o </text:span><text:span text:style-name="T13">resultado</text:span><text:span text:style-name="T12"> foi arredondado e abreviado;</text:span></text:p>
        </text:list-item>
        <text:list-item>
          <text:p text:style-name="P50"><text:span text:style-name="T12">Q</text:span><text:span text:style-name="T1">uando o botão de correção for pressionado, o [ultimoValor] deve ser substituído pelo último caractere de [formula] e apagar este;</text:span></text:p>
        </text:list-item>
        <text:list-item>
          <text:p text:style-name="P34">O botão de correção também atualiza a tela de comando.</text:p>
        </text:list-item>
      </text:list>
      <text:p text:style-name="P12"/>
      <text:p text:style-name="P3">5<text:span text:style-name="T34">. Lista de Tarefas</text:span></text:p>
      <text:p text:style-name="P15">(AVISO: desenvolver primeiro a interface em modo mobile, depois em modo desktop).</text:p>
      <text:list xml:id="list1358147104" text:style-name="L5">
        <text:list-item>
          <text:p text:style-name="P38">Criar a base do documento HTML.</text:p>
        </text:list-item>
        <text:list-item>
          <text:p text:style-name="P39">Criar a base do documento CSS.</text:p>
        </text:list-item>
        <text:list-item>
          <text:p text:style-name="P39"><text:span text:style-name="T44">Faze</text:span>r <text:span text:style-name="T44">referência</text:span> <text:span text:style-name="T44">a</text:span>o documento “reset.css” <text:span text:style-name="T44">dentro do HTML</text:span>.</text:p>
        </text:list-item>
        <text:list-item>
          <text:p text:style-name="P38">Criar a interface da calculadora (versão mobile).</text:p>
        </text:list-item>
        <text:list-item>
          <text:p text:style-name="P38">Criar os botões da calculadora.</text:p>
        </text:list-item>
        <text:list-item>
          <text:p text:style-name="P38">Testar o tamanho dos componentes da calculadora (versão mobile).</text:p>
        </text:list-item>
        <text:list-item>
          <text:p text:style-name="P38">Ajustar os componentes em suas respectivas áreas.</text:p>
        </text:list-item>
        <text:list-item>
          <text:p text:style-name="P38">Ajustar configuração para versão mobile na horizontal.</text:p>
        </text:list-item>
        <text:list-item>
          <text:p text:style-name="P38">Ajustar a interface e componentes para versão desktop.</text:p>
        </text:list-item>
        <text:list-item>
          <text:p text:style-name="P38"><text:soft-page-break/>Criar a base do documento Javascript.</text:p>
        </text:list-item>
        <text:list-item>
          <text:p text:style-name="P38">Programar a tela de comando para exibir dados de entrada e saída.</text:p>
        </text:list-item>
        <text:list-item>
          <text:p text:style-name="P38">Implementar as funcionalidades dos botões de número.</text:p>
        </text:list-item>
        <text:list-item>
          <text:p text:style-name="P38">Implementar as funcionalidades dos botões de sinal.</text:p>
        </text:list-item>
        <text:list-item>
          <text:p text:style-name="P38">Implementar a funcionalidade do botão de fração.</text:p>
        </text:list-item>
        <text:list-item>
          <text:p text:style-name="P38">Implementar a funcionalidade do botão de zerar.</text:p>
        </text:list-item>
        <text:list-item>
          <text:p text:style-name="P38">Implementar a funcionalidade do botão de voltar.</text:p>
        </text:list-item>
        <text:list-item>
          <text:p text:style-name="P38">Implementar a funcionalidade do botão de igual.</text:p>
        </text:list-item>
        <text:list-item>
          <text:p text:style-name="P38">Testar atualização da tela de comando.</text:p>
        </text:list-item>
        <text:list-item>
          <text:p text:style-name="P38">Programar o aplicativo para realizar cálculos.</text:p>
        </text:list-item>
        <text:list-item>
          <text:p text:style-name="P38">Testar o programa de cálculo.</text:p>
        </text:list-item>
        <text:list-item>
          <text:p text:style-name="P38">Testar o limite de caracteres.</text:p>
        </text:list-item>
        <text:list-item>
          <text:p text:style-name="P38">Testar erros de cálculo.</text:p>
        </text:list-item>
      </text:list>
      <text:p text:style-name="P13"/>
      <text:p text:style-name="P2">6. Relatório das Atividad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6">Data</text:p>
          </table:table-cell>
          <table:table-cell table:style-name="Tabela1.B1" office:value-type="string">
            <text:p text:style-name="P25">Atividade</text:p>
          </table:table-cell>
        </table:table-row>
        <table:table-row>
          <table:table-cell table:style-name="Tabela1.A2" table:number-rows-spanned="2" office:value-type="string">
            <text:p text:style-name="P20">05-<text:span text:style-name="T43">ago</text:span>-2020</text:p>
          </table:table-cell>
          <table:table-cell table:style-name="Tabela1.B2" office:value-type="string">
            <text:p text:style-name="P23">Início do projeto 00<text:span text:style-name="T38">2</text:span>: C<text:span text:style-name="T38">alculadora</text:span></text:p>
          </table:table-cell>
        </table:table-row>
        <table:table-row>
          <table:covered-table-cell/>
          <table:table-cell table:style-name="Tabela1.B3" office:value-type="string">
            <text:p text:style-name="P19">Criação do<text:span text:style-name="T42">s</text:span> arquivo<text:span text:style-name="T42">s</text:span> “projeto-c<text:span text:style-name="T42">alculadora</text:span>.odt”, “<text:span text:style-name="T42">tarefas-calculadora.txt” e “diario-calculadora.txt”</text:span></text:p>
          </table:table-cell>
        </table:table-row>
        <table:table-row>
          <table:table-cell table:style-name="Tabela1.A5" table:number-rows-spanned="2" office:value-type="string">
            <text:p text:style-name="P18"><text:span text:style-name="T42">07-ago</text:span>-2020</text:p>
          </table:table-cell>
          <table:table-cell table:style-name="Tabela1.B4" office:value-type="string">
            <text:p text:style-name="P21">Atualização dos arquivos “projeto-calculadora.odt” e “tarefas-calculadora.txt”</text:p>
          </table:table-cell>
        </table:table-row>
        <table:table-row>
          <table:covered-table-cell/>
          <table:table-cell table:style-name="Tabela1.B5" office:value-type="string">
            <text:p text:style-name="P21">Criação dos arquivos “calc.html” e “calc.css”</text:p>
          </table:table-cell>
        </table:table-row>
        <table:table-row>
          <table:table-cell table:style-name="Tabela1.A7" table:number-rows-spanned="2" office:value-type="string">
            <text:p text:style-name="P16">10-<text:span text:style-name="T43">ago</text:span>-2020</text:p>
          </table:table-cell>
          <table:table-cell table:style-name="Tabela1.B6" office:value-type="string">
            <text:p text:style-name="P21">Atualização do arquivo “tarefas-calculadora.txt”</text:p>
          </table:table-cell>
        </table:table-row>
        <table:table-row>
          <table:covered-table-cell/>
          <table:table-cell table:style-name="Tabela1.B7" office:value-type="string">
            <text:p text:style-name="P21">Tarefas de 1 a 9 concluídas (ver tópico 5, “Lista de Tarefas”)</text:p>
          </table:table-cell>
        </table:table-row>
        <table:table-row>
          <table:table-cell table:style-name="Tabela1.A9" table:number-rows-spanned="2" office:value-type="string">
            <text:p text:style-name="P17">13-ago-2020</text:p>
          </table:table-cell>
          <table:table-cell table:style-name="Tabela1.B8" office:value-type="string">
            <text:p text:style-name="P22">Criação dos arquivos “Tela.js” e “calc.js”</text:p>
          </table:table-cell>
        </table:table-row>
        <table:table-row>
          <table:covered-table-cell/>
          <table:table-cell table:style-name="Tabela1.B9" office:value-type="string">
            <text:p text:style-name="P22">Tarefa 10 concluída<text:span text:style-name="T14"> (ver tópico 5, “Lista de Tarefas”)</text:span></text:p>
          </table:table-cell>
        </table:table-row>
        <table:table-row>
          <table:table-cell table:style-name="Tabela1.A13" table:number-rows-spanned="4" office:value-type="string">
            <text:p text:style-name="P17">07-set-2020</text:p>
          </table:table-cell>
          <table:table-cell table:style-name="Tabela1.B10" office:value-type="string">
            <text:p text:style-name="P22">Criação do arquivo “Calculadora.js”</text:p>
          </table:table-cell>
        </table:table-row>
        <table:table-row>
          <table:covered-table-cell/>
          <table:table-cell table:style-name="Tabela1.B11" office:value-type="string">
            <text:p text:style-name="P24">Sugestão de alteração 001:<text:span text:style-name="T20"> pretende-se usar exclusivamente o paradigma POO, portanto o código em “calc.js” será convertido de acordo com o POO para “Calculadora.js”</text:span></text:p>
          </table:table-cell>
        </table:table-row>
        <table:table-row>
          <table:covered-table-cell/>
          <table:table-cell table:style-name="Tabela1.B12" office:value-type="string">
            <text:p text:style-name="P22">Atualização dos arquivos “tarefas-calculadora.txt” e “projeto-calculadora.odt”</text:p>
          </table:table-cell>
        </table:table-row>
        <table:table-row>
          <table:covered-table-cell/>
          <table:table-cell table:style-name="Tabela1.B13" office:value-type="string">
            <text:p text:style-name="P22">Tarefas 11 a 13 concluídas<text:span text:style-name="T14"> (ver tópico 5, “Lista de Tarefas”)</text:span></text:p>
          </table:table-cell>
        </table:table-row>
        <table:table-row>
          <table:table-cell table:style-name="Tabela1.A16" table:number-rows-spanned="3" office:value-type="string">
            <text:p text:style-name="P17">11-set-2020</text:p>
          </table:table-cell>
          <table:table-cell table:style-name="Tabela1.B14" office:value-type="string">
            <text:p text:style-name="P24">Alteração<text:span text:style-name="T20"> </text:span>001:<text:span text:style-name="T20"> código em “calc.js” convertido para POO em “Calculadora.js”</text:span></text:p>
          </table:table-cell>
        </table:table-row>
        <table:table-row>
          <table:covered-table-cell/>
          <table:table-cell table:style-name="Tabela1.B15" office:value-type="string">
            <text:p text:style-name="P22">Remoção do arquivo “calc.js”</text:p>
          </table:table-cell>
        </table:table-row>
        <table:table-row>
          <table:covered-table-cell/>
          <table:table-cell table:style-name="Tabela1.B16" office:value-type="string">
            <text:p text:style-name="P22">Tarefas 14 a 16 concluídas<text:span text:style-name="T14"> (ver tópico 5, “Lista de Tarefas”)</text:span></text:p>
          </table:table-cell>
        </table:table-row>
        <text:soft-page-break/>
        <table:table-row>
          <table:table-cell table:style-name="Tabela1.A17" office:value-type="string">
            <text:p text:style-name="P17">06-nov-2020</text:p>
          </table:table-cell>
          <table:table-cell table:style-name="Tabela1.B17" office:value-type="string">
            <text:p text:style-name="P22">Tarefas 17 a 19 concluídas<text:span text:style-name="T14"> (ver tópico 5, “Lista de Tarefas”)</text:span></text:p>
          </table:table-cell>
        </table:table-row>
        <table:table-row>
          <table:table-cell table:style-name="Tabela1.A18" office:value-type="string">
            <text:p text:style-name="P17">07-nov-2020</text:p>
          </table:table-cell>
          <table:table-cell table:style-name="Tabela1.B18" office:value-type="string">
            <text:p text:style-name="P22">Tarefa 20 concluída<text:span text:style-name="T14"> (ver tópico 5, “Lista de Tarefas”)</text:span></text:p>
          </table:table-cell>
        </table:table-row>
        <table:table-row>
          <table:table-cell table:style-name="Tabela1.A20" table:number-rows-spanned="2" office:value-type="string">
            <text:p text:style-name="P17">08-nov-2020</text:p>
          </table:table-cell>
          <table:table-cell table:style-name="Tabela1.B19" office:value-type="string">
            <text:p text:style-name="P22">Tarefas 21 a 22 concluídas<text:span text:style-name="T14"> (ver tópico 5, “Lista de Tarefas”)</text:span></text:p>
          </table:table-cell>
        </table:table-row>
        <table:table-row>
          <table:covered-table-cell/>
          <table:table-cell table:style-name="Tabela1.B20" office:value-type="string">
            <text:p text:style-name="P24">Conclusão do projeto 002: Calculadora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1pt" fo:font-weight="normal" style:font-size-asian="9.60000038146973pt" style:font-weight-asian="normal" style:font-size-complex="11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21:56:09.395000000</meta:creation-date>
    <dc:date>2021-02-12T18:25:23.233000000</dc:date>
    <meta:editing-duration>PT4H53M45S</meta:editing-duration>
    <meta:editing-cycles>40</meta:editing-cycles>
    <meta:generator>LibreOffice/6.0.6.2$Windows_X86_64 LibreOffice_project/0c292870b25a325b5ed35f6b45599d2ea4458e77</meta:generator>
    <meta:document-statistic meta:table-count="1" meta:image-count="0" meta:object-count="0" meta:page-count="4" meta:paragraph-count="91" meta:word-count="998" meta:character-count="6216" meta:non-whitespace-character-count="5351"/>
  </office:meta>
</office:document-meta>
</file>